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t" fo:country="BR"/>
    </style:style>
    <style:style style:name="P3" style:family="paragraph" style:parent-style-name="Standard">
      <style:paragraph-properties fo:text-align="end" style:justify-single-word="false"/>
      <style:text-properties fo:language="pt" fo:country="BR"/>
    </style:style>
    <style:style style:name="T1" style:family="text">
      <style:text-properties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obre mim</text:p>
      <text:p text:style-name="P2"/>
      <text:p text:style-name="P2"/>
      <text:p text:style-name="P2"><text:tab/>Meu nome é Rafael Luiz Klaser, nascido em 24 de outubro na cidade de Novo Hamburgo / RS. Me formei em Ciência da Computação pela Universidade do Vale do Rio dos Sinos, São Leopoldo / RS. Entrei para a universidade atrasado em relação à idade, mas creio que isso contou ao meu favor desde então. Fiz meu segundo grau em Portugal, época que o Brasil passava por momentos mais turbulentos, e minha mãe apostou numa oportunidade de trabalhar numa posição fora do país na empresa de exportação de calçados a qual ela era funcionária. Passei seis anos lá e me formei na escola técnica, como Técnico em Informática. Mas resolvi voltar, as oportunidades aqui eram mais promissoras e estava cansado da sensação de "estrangeiro", inclusive, minha identidade era de cidadão estrangeiro. No Brasil, logo comecei a trabalhar, agora tive vantagem de ter estudado fora pois meu conhecimento técnico me proporcionou começar logo em algo de ponta, fui trabalhar terceirizado para a Hewlett-Packard, isto foi em 1997. Por ter tido uma formação técnica, tinha muita vontade de por isso em prática, levando a tomar uma certa posição de liderança no grupo de desenvolvedores.</text:p>
      <text:p text:style-name="P2"><text:tab/>Nem por isso pensei em deixar de estudar, a universidade pública não servia para mim porque a esparso e fragmentado calendário das disciplinas não permitiam conciliar ao trabalho. Entrei para a PUC/RS em 98, mas meio semestre foi o suficiente para eu ver que a conta não fecharia no semestre seguinte, principalmente por não conseguir conciliar 100% ao trabalho. Em 99 entrei para a UNISINOS, a cerca de 30 km de onde trabalhava/morava, mas com uma estrutura de aluas que a conta fechou. Terminei a graduação em 2006, nunca repetindo uma cadeira, assim como em todo meu histórico escolar deste o primeiro grau. Neste período, muita coisa aconteceu profissionalmente, chegando a me tornar sócio de uma empresa, a qual me desvinculei no final de <text:s/>2009. Sim, esses 10 anos não são totalmente coincidência, sou pragmático.</text:p>
      <text:p text:style-name="P2"><text:tab/>Sou casado com uma bióloga e não tenho filhos, apenas gatos (dois). Toleram mais a falta de espaço, a ausência das pessoas, são mais autônomos e grande fonte de inspiração quando o assunto é dormir; mas claro, não é só isso. O convívio com minha esposa, a QUADROS AF., me ampliou de certa forma o horizonte do mundo acadêmico, antes de finalizar a graduação abdiquei de certo tempo profissional e me tornei bolsista de IC. Não me considero um cientista, é mais forte que eu, preciso ver o lado prático, sou como dizem, de "meter a mão na massa". </text:p>
      <text:p text:style-name="P2"><text:tab/>Viver a vida a dois é mais complexa, mas claro tem a vantagem de pelo caminho poder revezar, o da frente sofre o inesperado, o de traz se fortalece na proteção. A vinda para São Carlos foi uma decisão minha, após dois anos em Foz do Iguaçu por conta da minha esposa.</text:p>
      <text:p text:style-name="P2"><text:tab/>Atualmente me dedico bastante ao esporte, à prática, e não às escalações. Basicamente, corrida, natação e ciclismo; ah, isso tem um nome, mas deixa pra lá. Sim, são esportes individuais, e como um conjunto, também. Preciso extravagar isso em algum lugar, o dia a dia requer um comportamento coletivo.</text:p>
      <text:p text:style-name="P2"><text:tab/>A escolha pelo mestrado foi de certa forma uma declaração para mim mesmo de; se quer isso, tá no limite, ou agora ou esquece. Como a situação como um todo favoreceram à decisão, estamos aqui. Entrei para o LRM; o prof. Osório, um dos coordenadores, foi meu orientador na graduação e me senti mais "em casa". O assunto que irei tratar me interessa, mas não posso dizer que foi determinante, neste aspecto me considero bastante polivalente.</text:p>
      <text:p text:style-name="P2"><text:tab/>Bom, salpiquei algumas características minhas neste breve apresentação, dá até para passar o marcador amarelo precisamente em palavras chave.</text:p>
      <text:p text:style-name="P3"><text:span text:style-name="T1"><text:s text:c="2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36S</meta:editing-duration>
    <meta:editing-cycles>6</meta:editing-cycles>
    <meta:generator>LibreOffice/3.4$Win32 LibreOffice_project/340m1$Build-103</meta:generator>
    <dc:date>2012-03-16T12:21:05.25</dc:date>
    <meta:document-statistic meta:table-count="0" meta:image-count="0" meta:object-count="0" meta:page-count="1" meta:paragraph-count="0" meta:word-count="624" meta:character-count="3682" meta:non-whitespace-character-count="3054"/>
    <meta:user-defined meta:name="Info 1"/>
    <meta:user-defined meta:name="Info 2"/>
    <meta:user-defined meta:name="Info 3"/>
    <meta:user-defined meta:name="Info 4"/>
  </office:meta>
</office:document-meta>
</file>